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btu" svg:font-family="Ububtu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btu" fo:font-size="18pt" officeooo:rsid="000d111c" officeooo:paragraph-rsid="000d111c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Ububtu" fo:font-size="12pt" style:text-underline-style="none" officeooo:rsid="000d111c" officeooo:paragraph-rsid="000d111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btu" fo:font-size="12pt" style:text-underline-style="none" fo:font-weight="normal" officeooo:rsid="000d3dc9" officeooo:paragraph-rsid="000d3dc9" style:font-size-asian="12pt" style:font-weight-asian="normal" style:font-size-complex="12pt" style:font-weight-complex="normal"/>
    </style:style>
    <style:style style:name="P4" style:family="paragraph" style:parent-style-name="Footer">
      <style:paragraph-properties fo:text-align="end" style:justify-single-word="false"/>
      <style:text-properties style:font-name="Ubuntu" officeooo:rsid="00107f69" officeooo:paragraph-rsid="00107f69"/>
    </style:style>
    <style:style style:name="P5" style:family="paragraph" style:parent-style-name="Standard">
      <style:paragraph-properties fo:text-align="start" style:justify-single-word="false"/>
      <style:text-properties style:font-name="Ububtu" fo:font-size="12pt" style:text-underline-style="none" fo:font-weight="bold" officeooo:rsid="000d111c" officeooo:paragraph-rsid="000d111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btu" fo:font-size="12pt" style:text-underline-style="none" fo:font-weight="normal" officeooo:rsid="00155a86" officeooo:paragraph-rsid="00155a8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btu" fo:font-size="12pt" officeooo:rsid="000d111c" officeooo:paragraph-rsid="000d3dc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btu" fo:font-size="12pt" officeooo:rsid="000dbf1d" officeooo:paragraph-rsid="000dbf1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btu" fo:font-size="12pt" officeooo:rsid="000fb9f9" officeooo:paragraph-rsid="000fb9f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btu" fo:font-size="12pt" officeooo:rsid="00107f69" officeooo:paragraph-rsid="00107f6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btu" fo:font-size="12pt" officeooo:rsid="0011ebab" officeooo:paragraph-rsid="0011eba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btu" fo:font-size="12pt" officeooo:rsid="00155a86" officeooo:paragraph-rsid="00155a86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bubtu" fo:font-size="12pt" officeooo:rsid="0016f159" officeooo:paragraph-rsid="0016f159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0dbf1d" officeooo:paragraph-rsid="000dbf1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0fb9f9" officeooo:paragraph-rsid="000fb9f9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107f69" officeooo:paragraph-rsid="00107f69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155a86" officeooo:paragraph-rsid="00155a86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officeooo:rsid="000d111c" officeooo:paragraph-rsid="000d11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3ad1" style:font-weight-asian="bold" style:font-weight-complex="bold"/>
    </style:style>
    <style:style style:name="T3" style:family="text">
      <style:text-properties style:font-name="Ububtu" fo:font-size="20pt" style:font-size-asian="20pt" style:font-size-complex="20pt"/>
    </style:style>
    <style:style style:name="T4" style:family="text">
      <style:text-properties style:font-name="Ububtu" fo:font-size="20pt" officeooo:rsid="0013b0f3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">UT2Problema</text:span><text:span text:style-name="T4">3</text:span></text:p>
      <text:p text:style-name="P1"/>
      <text:p text:style-name="P17">Implementación lógica del circulo del horóscopo</text:p>
      <text:p text:style-name="P2"/>
      <text:p text:style-name="P2">Para este ejercicio he empleado las estructuras <text:span text:style-name="T1">if, else if, else </text:span><text:span text:style-name="T2">y switch</text:span></text:p>
      <text:p text:style-name="P5"/>
      <text:p text:style-name="P6">Para encontrar que año que corresponde con el animal he hallado el módulo de la división de el número de animales (12) entre el año introducido.</text:p>
      <text:p text:style-name="P6"/>
      <text:p text:style-name="P6">El módulo de esta división nunca va a ser mayor de 11, por lo que si con el resultado asignamos un valor de 0 a 11 que corresponda con cada animal mediante un switch, podemos obtener a que animal corresponde ese año.</text:p>
      <text:p text:style-name="P3"/>
      <text:p text:style-name="P7"/>
      <text:p text:style-name="P14">Retos encontrados</text:p>
      <text:p text:style-name="P7"/>
      <text:p text:style-name="P12">El mayor reto ha sido el hallar como encontrar la manera de asignar un numero a cada animal a partir de la fecha dada.</text:p>
      <text:p text:style-name="P8"/>
      <text:p text:style-name="P8"/>
      <text:p text:style-name="P15">Resolución de retos hallados</text:p>
      <text:p text:style-name="P9"/>
      <text:p text:style-name="P12">He obtenido la manera de resolver al programa a base de tiempo y el método de acierto error, empleando lo aparecido en los temas anteriores.</text:p>
      <text:p text:style-name="P13">También ha ayudado alguna pista extra por parte del tutor del ciclo.</text:p>
      <text:p text:style-name="P7"/>
      <text:p text:style-name="P7"/>
      <text:p text:style-name="P16">Ideas de mejora del programa</text:p>
      <text:p text:style-name="P10"/>
      <text:p text:style-name="P13">Incluiría la posibilidad de saber el elemento del animal que corresponde al año según el día y el mes que se introduzca por tecla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btu" svg:font-family="Ububtu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Ubuntu" officeooo:rsid="00107f69" officeooo:paragraph-rsid="00107f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or: Antonio Gómez Pérez<text:tab/><text:tab/>1ºDAW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9:35:36.715965848</meta:creation-date>
    <dc:date>2024-10-11T18:22:54.407119612</dc:date>
    <meta:editing-duration>PT44M3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89" meta:character-count="1055" meta:non-whitespace-character-count="878"/>
  </office:meta>
</office:document-meta>
</file>